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4.497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22.121cm"/>
    </style:style>
    <style:style style:name="co5" style:family="table-column">
      <style:table-column-properties fo:break-before="auto" style:column-width="4.953cm"/>
    </style:style>
    <style:style style:name="co6" style:family="table-column">
      <style:table-column-properties fo:break-before="auto" style:column-width="7.745cm"/>
    </style:style>
    <style:style style:name="co7" style:family="table-column">
      <style:table-column-properties fo:break-before="auto" style:column-width="14.213cm"/>
    </style:style>
    <style:style style:name="co8" style:family="table-column">
      <style:table-column-properties fo:break-before="auto" style:column-width="15.734cm"/>
    </style:style>
    <style:style style:name="co9" style:family="table-column">
      <style:table-column-properties fo:break-before="auto" style:column-width="13.467cm"/>
    </style:style>
    <style:style style:name="co10" style:family="table-column">
      <style:table-column-properties fo:break-before="auto" style:column-width="13.522cm"/>
    </style:style>
    <style:style style:name="co11" style:family="table-column">
      <style:table-column-properties fo:break-before="auto" style:column-width="42.106cm"/>
    </style:style>
    <style:style style:name="co12" style:family="table-column">
      <style:table-column-properties fo:break-before="auto" style:column-width="18.443cm"/>
    </style:style>
    <style:style style:name="co13" style:family="table-column">
      <style:table-column-properties fo:break-before="auto" style:column-width="19.68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2a00ff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1st ite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Iteration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thing was changed from initial project after forking from original repository.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Class 'ComponentFactory' not found inside impl root package.</text:p>
          </table:table-cell>
          <table:table-cell office:value-type="string">
            <text:p>impl</text:p>
          </table:table-cell>
          <table:table-cell office:value-type="string">
            <text:p>/MobileMedia-Cosmos-v3/src/br/unicamp/ic/sed/mobilemedia/main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Class 'Manager' not found inside impl root package.</text:p>
          </table:table-cell>
          <table:table-cell office:value-type="string">
            <text:p>impl</text:p>
          </table:table-cell>
          <table:table-cell office:value-type="string">
            <text:p>/MobileMedia-Cosmos-v3/src/br/unicamp/ic/sed/mobilemedia/main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AlbumData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ControllerInterface.java</text:p>
          </table:table-cell>
          <table:table-cell office:value-type="string">
            <text:p>/MobileMedia-Cosmos-v3/src/br/unicamp/ic/sed/mobilemedia/mobilephonemgr/mobilephonecontrolle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album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filesystemmgr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mainuimidlet_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mainuimidlet_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nager.java</text:p>
          </table:table-cell>
          <table:table-cell office:value-type="string">
            <text:p>/MobileMedia-Cosmos-v3/src/br/unicamp/ic/sed/mobilemedia/photo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geAccessor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ImageUtil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MainUIMidlet.java</text:p>
          </table:table-cell>
          <table:table-cell office:value-type="string">
            <text:p>/MobileMedia-Cosmos-v3/src/br/unicamp/ic/sed/mobilemedia/main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NewLabelScreen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PhotoListScreen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PhotoViewScreen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Elements inside component impl package should have private or package visibility.</text:p>
          </table:table-cell>
          <table:table-cell office:value-type="string">
            <text:p>WarningExceptionHandler.java</text:p>
          </table:table-cell>
          <table:table-cell office:value-type="string">
            <text:p>/MobileMedia-Cosmos-v3/src/br/unicamp/ic/sed/mobilemedia/mobilephonemgr/warningexceptionhandle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filesystemmg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filesystemmg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photo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dt</text:p>
          </table:table-cell>
          <table:table-cell office:value-type="string">
            <text:p>/MobileMedia-Cosmos-v3/src/br/unicamp/ic/sed/mobilemedia/photo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filesystemmg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filesystemmg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Package not expected. COSMOS* spec packages are: req, prov, exceptions or datatyes.</text:p>
          </table:table-cell>
          <table:table-cell office:value-type="string">
            <text:p>excep</text:p>
          </table:table-cell>
          <table:table-cell office:value-type="string">
            <text:p>/MobileMedia-Cosmos-v3/src/br/unicamp/ic/sed/mobilemedia/mobilephonemgr/mobilephonecontroller/spec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 table:number-rows-repeated="6">
          <table:table-cell table:number-columns-repeated="6"/>
        </table:table-row>
        <table:table-row table:style-name="ro3">
          <table:table-cell/>
          <table:table-cell office:value-type="string">
            <text:p>Simples problema de visibilidade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ponente main não definia Manager ou ComponentFactory</text:p>
          </table:table-cell>
          <table:table-cell table:number-columns-repeated="4"/>
        </table:table-row>
        <table:table-row table:style-name="ro3" table:number-rows-repeated="8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2nd iteration" table:style-name="ta1">
        <table:table-column table:style-name="co6" table:default-cell-style-name="Default"/>
        <table:table-column table:style-name="co1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filesystem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album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Manager defautlt constructor not implemented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photo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1">
          <table:table-cell office:value-type="string">
            <text:p>Nao era implementado um contrutor Manager formal, definindo interfaces requeridas e providas.</text:p>
          </table:table-cell>
          <table:table-cell table:number-columns-repeated="4"/>
        </table:table-row>
      </table:table>
      <table:table table:name="3rd iteration" table:style-name="ta1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Could not resolve component type. 'IMobileResources' is not owned by any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ainuimidlet_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1">
          <table:table-cell office:value-type="string">
            <text:p>Isso aconteceu porque o Manager.java não estava dentro do pacote impl</text:p>
          </table:table-cell>
          <table:table-cell table:number-columns-repeated="4"/>
        </table:table-row>
        <table:table-row table:style-name="ro1">
          <table:table-cell office:value-type="string">
            <text:p>MobilePhoneMgr é um componente composto, mas cada um dos subcomponentes não estava sendo definido dentro do pacote impl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Tbm, todos os componentes não definiam suas interfaces requeridas.</text:p>
          </table:table-cell>
          <table:table-cell table:number-columns-repeated="4"/>
        </table:table-row>
      </table:table>
      <table:table table:name="4th iteration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Albu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Filesyste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MobileResourcesWEH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Elements inside component impl package should have private or package visibility.</text:p>
          </table:table-cell>
          <table:table-cell office:value-type="string">
            <text:p>IAdapterPhoto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1">
          <table:table-cell office:value-type="string">
            <text:p>Ao adequar os pacotes de mobilephonemgr a ferramenta detectou novos problemas de visibilidade, anteriormente não alcançados devido a estrutura de pacotes não indicar q eles eram partes de componentes.</text:p>
          </table:table-cell>
          <table:table-cell table:number-columns-repeated="4"/>
        </table:table-row>
      </table:table>
      <table:table table:name="5th iteration" table:style-name="ta1">
        <table:table-column table:style-name="co11" table:default-cell-style-name="Default"/>
        <table:table-column table:style-name="co1" table:number-columns-repeated="4" table:default-cell-style-name="Default"/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Could not resolve required interface ""IExceptionsHandlerCtr"" on component br.unicamp.ic.sed.mobilemedia.mobilephonemgr.mobilephonecontrolle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ExceptionsHandlerCtr"" on component br.unicamp.ic.sed.mobilemedia.mobilephonemgr.warningexceptionshandler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ExceptionsHandlerCtr"" on component br.unicamp.ic.sed.mobilemedia.mobilephonemgr.warningexceptionshandler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Album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Filesystem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MobileResources"' on component br.unicamp.ic.sed.mobilemedia.mobilephonemgr.warningexceptionhand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MobileResources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definition for interface '"IPhotoCtr"' on component br.unicamp.ic.sed.mobilemedia.mobilephonemgr.mobilephonecontroller. Are you missing a setRequiredInterfaceType / setProvidedInterface call in the Manager class?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>
            <text:p>Interfaces não estavam sendo definidas como requeridas nos respectivos componentes.</text:p>
          </table:table-cell>
          <table:table-cell table:number-columns-repeated="4"/>
        </table:table-row>
      </table:table>
      <table:table table:name="6th iteration" table:style-name="ta1">
        <table:table-column table:style-name="co12" table:default-cell-style-name="Default"/>
        <table:table-column table:style-name="co1" table:number-columns-repeated="4" table:default-cell-style-name="Default"/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Cannot resolve interface definition. This is a rollback error. The previous message should be more versbose.</text:p>
          </table:table-cell>
          <table:table-cell office:value-type="string">
            <text:p>IAdapterAlbu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annot resolve interface definition. This is a rollback error. The previous message should be more versbose.</text:p>
          </table:table-cell>
          <table:table-cell office:value-type="string">
            <text:p>IAdapterFilesyste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annot resolve interface definition. This is a rollback error. The previous message should be more versbose.</text:p>
          </table:table-cell>
          <table:table-cell office:value-type="string">
            <text:p>IAdapterPhoto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required interface ""IAlbum"" on component "br.unicamp.ic.sed.mobilemedia.mobilephonemgr".</text:p>
          </table:table-cell>
          <table:table-cell office:value-type="string">
            <text:p>IAdapterAlbu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required interface ""IFilesystem"" on component "br.unicamp.ic.sed.mobilemedia.mobilephonemgr".</text:p>
          </table:table-cell>
          <table:table-cell office:value-type="string">
            <text:p>IAdapterFilesystem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required interface ""IPhoto"" on component "br.unicamp.ic.sed.mobilemedia.mobilephonemgr".</text:p>
          </table:table-cell>
          <table:table-cell office:value-type="string">
            <text:p>IAdapterPhoto.java</text:p>
          </table:table-cell>
          <table:table-cell office:value-type="string">
            <text:p>/MobileMedia-Cosmos-v3/src/br/unicamp/ic/sed/mobilemedia/mobilephonemgr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>
            <text:p>Interfaces não definidas nos respectivos componentes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Após essa iteracao, a arquitetura foi recuperada.</text:p>
          </table:table-cell>
          <table:table-cell table:number-columns-repeated="4"/>
        </table:table-row>
        <table:table-row table:style-name="ro1">
          <table:table-cell office:value-type="string">
            <text:p>Contudo o componente main é o q implementa as conexoes (ou seja, a arquitetura do sistema), mas ele não tinha os outros componentes como subcomponentes.</text:p>
          </table:table-cell>
          <table:table-cell table:number-columns-repeated="4"/>
        </table:table-row>
        <table:table-row table:style-name="ro1">
          <table:table-cell office:value-type="string">
            <text:p>Além disso, main encapsula a interface com a aplicacao mobile.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">
          <table:table-cell office:value-type="string">
            <text:p>Na próxima iteracao, é removido a definicao da interface de main e movida para mobilemedia (o pacote q contem tudo mundo).</text:p>
          </table:table-cell>
          <table:table-cell table:number-columns-repeated="4"/>
        </table:table-row>
        <table:table-row table:style-name="ro1">
          <table:table-cell office:value-type="string">
            <text:p>Em main é deixada apenas a interface q envolve o mobile app.</text:p>
          </table:table-cell>
          <table:table-cell table:number-columns-repeated="4"/>
        </table:table-row>
      </table:table>
      <table:table table:name="7th iteration" table:style-name="ta1">
        <table:table-column table:style-name="co13" table:default-cell-style-name="Default"/>
        <table:table-column table:style-name="co1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Ilegal interface connection. br.unicamp.ic.sed.mobilemedia is not a internal component of br.unicamp.ic.sed.mobilemedia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>
            <text:p>Isso aconteceu porque o código q definia a arquitetura não estava na manger da main, mas na interface q encapsula o mobile app.</text:p>
          </table:table-cell>
          <table:table-cell table:number-columns-repeated="4"/>
        </table:table-row>
        <table:table-row table:style-name="ro1">
          <table:table-cell office:value-type="string">
            <text:p>Entao em algumas situacoes, o código original definia a conexao dessa forma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<text:span text:style-name="T1">mainMidlet_album</text:span><text:span text:style-name="T2">.setRequiredInterface(</text:span><text:span text:style-name="T3">"IMobileResources"</text:span><text:span text:style-name="T2">, this);</text:span>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This apontava para a interface provida de main então tudo bem, mas quando movido o codigo precisou ser ajustado para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>
            <text:p><text:span text:style-name="T1">mainMidlet_album</text:span><text:span text:style-name="T2">.setRequiredInterface(</text:span><text:span text:style-name="T3">"IMobileResources"</text:span><text:span text:style-name="T2">, </text:span><text:span text:style-name="T1">main</text:span><text:span text:style-name="T2">.getProvidedInterface(</text:span><text:span text:style-name="T3">"IMobileResources"</text:span><text:span text:style-name="T2">));</text:span>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Alem disso, se não definir o a variavel no escopo do construtor, não funciona. Talvez eu não queria botar isso no texto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Assim, após botar a variavel no mesmo escopo, eis os errors: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3">
          <table:table-cell office:value-type="string">
            <text:p>Could not find provided interface ""IAlbum"" on component "br.unicamp.ic.sed.mobilemedia.album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provided interface ""IFilesystem"" on component "br.unicamp.ic.sed.mobilemedia.filesystemmgr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provided interface ""IMobilePhone"" on component "br.unicamp.ic.sed.mobilemedia.album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provided interface ""IMobilePhone"" on component "br.unicamp.ic.sed.mobilemedia.photo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find provided interface ""IPhoto"" on component "br.unicamp.ic.sed.mobilemedia.photo_mobilephonemgr"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expression for target component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Album"" on component br.unicamp.ic.sed.mobilemedia.album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Filesystem"" on component br.unicamp.ic.sed.mobilemedia.filesystemmgr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Phone"" on component br.unicamp.ic.sed.mobilemedia.album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Phone"" on component br.unicamp.ic.sed.mobilemedia.photo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album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mainuimidlet_album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mainuimidlet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mainuimidlet_photo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MobileResources"" on component br.unicamp.ic.sed.mobilemedia.photo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>
          <table:table-cell office:value-type="string">
            <text:p>Could not resolve required interface ""IPhoto"" on component br.unicamp.ic.sed.mobilemedia.photo_mobilephonemgr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Could not resolve required interface ""IMobilePhone"" on component br.unicamp.ic.sed.mobilemedia.album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1">
          <table:table-cell office:value-type="string">
            <text:p>Could not resolve required interface ""IMobilePhone"" on component br.unicamp.ic.sed.mobilemedia.photo.</text:p>
          </table:table-cell>
          <table:table-cell office:value-type="string">
            <text:p>Manager.java</text:p>
          </table:table-cell>
          <table:table-cell office:value-type="string">
            <text:p>/MobileMedia-Cosmos-v3/src/br/unicamp/ic/sed/mobilemedia/impl</text:p>
          </table:table-cell>
          <table:table-cell office:value-type="string">
            <text:p>line 0</text:p>
          </table:table-cell>
          <table:table-cell office:value-type="string">
            <text:p>Component Model Problem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1">
          <table:table-cell office:value-type="string">
            <text:p>Esses errors aconteceram porque as interfaces requeridas não foram definidas no Manager de cada componente.</text:p>
          </table:table-cell>
          <table:table-cell table:number-columns-repeated="4"/>
        </table:table-row>
      </table:table>
      <table:table table:name="Planilha8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1T21:20:49</meta:creation-date>
    <dc:date>2013-09-02T00:40:00</dc:date>
    <meta:editing-duration>PT3H13M51S</meta:editing-duration>
    <meta:editing-cycles>15</meta:editing-cycles>
    <meta:generator>LibreOffice/4.0.3.3$Linux_X86_64 LibreOffice_project/400m0$Build-3</meta:generator>
    <meta:document-statistic meta:table-count="8" meta:cell-count="572" meta:object-count="0"/>
  </office:meta>
</office:document-meta>
</file>